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ext-properties fo:color="#2a00ff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iltered Employee Data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  <table:table-cell table:style-name="ce3" office:value-type="string" calcext:value-type="string">
            <text:p>ENAB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ng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ck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8:33:16.0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ployee_20_Data" style:display-name="PageStyle_Employe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0:53:33</meta:creation-date>
    <meta:initial-creator>Apache POI</meta:initial-creator>
    <dc:language>en-US</dc:language>
    <dc:date>2019-03-26T18:33:20.812000000</dc:date>
    <meta:editing-cycles>10</meta:editing-cycles>
    <meta:editing-duration>PT1H42M26S</meta:editing-duration>
    <meta:generator>LibreOffice/6.2.0.3$Windows_X86_64 LibreOffice_project/98c6a8a1c6c7b144ce3cc729e34964b47ce25d62</meta:generator>
    <meta:document-statistic meta:table-count="1" meta:cell-count="16" meta:object-count="0"/>
  </office:meta>
</office:document-meta>
</file>